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spira Webfont" svg:font-family="'Aspira Webfont', Aspira, Helvetica, Arimo, 'Liberation Sans', Arial, sans-serif"/>
    <style:font-face style:name="Georgia" svg:font-family="Georgia, serif"/>
    <style:font-face style:name="Helvetica" svg:font-family="Helvetica, Arial, sans-serif"/>
    <style:font-face style:name="Open Sans" svg:font-family="'Open Sans',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open sans" svg:font-family="'open sans',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6.5in" fo:margin-top="0in" fo:margin-bottom="0in" table:align="right"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padding="0in" fo:border="none" style:writing-mode="lr-tb"/>
    </style:style>
    <style:style style:name="Table1" style:family="table">
      <style:table-properties style:width="6.925in" table:align="left" fo:background-color="#ffffff">
        <style:background-image/>
      </style:table-properties>
    </style:style>
    <style:style style:name="Table1.A" style:family="table-column">
      <style:table-column-properties style:column-width="0.9056in"/>
    </style:style>
    <style:style style:name="Table1.B" style:family="table-column">
      <style:table-column-properties style:column-width="6.0194in"/>
    </style:style>
    <style:style style:name="Table1.A1" style:family="table-cell">
      <style:table-cell-properties style:vertical-align="middle" fo:padding="0in" fo:border="none"/>
    </style:style>
    <style:style style:name="P1" style:family="paragraph" style:parent-style-name="Heading_20_2">
      <style:paragraph-properties fo:margin-left="0in" fo:margin-right="0in" fo:line-height="200%" fo:text-indent="0in" style:auto-text-indent="false"/>
      <style:text-properties fo:font-variant="normal" fo:text-transform="none" fo:color="#555555" loext:opacity="100%" style:font-name="Open Sans" fo:font-size="12pt" fo:letter-spacing="normal" fo:language="en" fo:country="US" fo:font-style="normal" fo:font-weight="normal" officeooo:rsid="000e6532" officeooo:paragraph-rsid="0005ce12"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P2" style:family="paragraph" style:parent-style-name="Heading_20_2">
      <style:paragraph-properties fo:margin-left="0in" fo:margin-right="0in" fo:line-height="200%" fo:text-indent="0in" style:auto-text-indent="false"/>
      <style:text-properties fo:font-variant="normal" fo:text-transform="none" fo:color="#555555" loext:opacity="100%" style:font-name="Open Sans" fo:font-size="12pt" fo:letter-spacing="normal" fo:language="en" fo:country="US" fo:font-style="normal" fo:font-weight="normal" officeooo:rsid="000aa576" officeooo:paragraph-rsid="000aa576"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P3"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197c82" officeooo:paragraph-rsid="00197c82"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4"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197c82" officeooo:paragraph-rsid="002824df"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5"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font-weight="bold" officeooo:paragraph-rsid="00197c82" style:font-size-asian="12pt" style:font-weight-asian="bold" style:font-size-complex="12pt" style:font-weight-complex="bold" fo:hyphenate="false" fo:hyphenation-remain-char-count="2" fo:hyphenation-push-char-count="2" loext:hyphenation-no-caps="false"/>
    </style:style>
    <style:style style:name="P6" style:family="paragraph" style:parent-style-name="Title">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officeooo:paragraph-rsid="0005ce1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7"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officeooo:rsid="00197c82" officeooo:paragraph-rsid="002824df"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8" style:family="paragraph" style:parent-style-name="Title">
      <style:paragraph-properties fo:margin-left="0in" fo:margin-right="0in" fo:line-height="200%" fo:text-indent="0in" style:auto-text-indent="false"/>
      <style:text-properties fo:font-variant="normal" fo:text-transform="none" fo:color="#000000" loext:opacity="100%" style:font-name="Times New Roman" fo:letter-spacing="normal" fo:font-style="normal" fo:font-weight="normal" officeooo:paragraph-rsid="002269ba"/>
    </style:style>
    <style:style style:name="P9" style:family="paragraph" style:parent-style-name="Title">
      <style:paragraph-properties fo:margin-left="0in" fo:margin-right="0in" fo:line-height="200%" fo:text-indent="0in" style:auto-text-indent="false"/>
      <style:text-properties fo:color="#000000" loext:opacity="100%" style:font-name="Times New Roman" fo:font-size="12pt" fo:font-weight="normal" officeooo:paragraph-rsid="0005ce12" style:font-size-asian="12pt" style:font-weight-asian="normal" style:font-size-complex="12pt" style:font-weight-complex="normal"/>
    </style:style>
    <style:style style:name="P10" style:family="paragraph" style:parent-style-name="Title_20_2">
      <style:paragraph-properties fo:margin-left="0in" fo:margin-right="0in" fo:line-height="200%" fo:text-indent="0in" style:auto-text-indent="false"/>
      <style:text-properties fo:color="#000000" loext:opacity="100%" style:font-name="Times New Roman" fo:font-size="12pt" fo:font-weight="normal" officeooo:paragraph-rsid="0005ce12" style:font-size-asian="12pt" style:font-weight-asian="normal" style:font-size-complex="12pt" style:font-weight-complex="normal"/>
    </style:style>
    <style:style style:name="P11" style:family="paragraph" style:parent-style-name="Standard">
      <style:paragraph-properties fo:margin-left="0in" fo:margin-right="0in" fo:line-height="200%" fo:text-indent="0in" style:auto-text-indent="false"/>
      <style:text-properties officeooo:paragraph-rsid="002269ba"/>
    </style:style>
    <style:style style:name="P12"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normal" officeooo:rsid="00197c82" officeooo:paragraph-rsid="0005ce12"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13"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officeooo:paragraph-rsid="0005ce1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4"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paragraph-rsid="002824df" style:font-size-asian="12pt" style:font-weight-asian="bold" style:font-size-complex="12pt" style:font-weight-complex="bold"/>
    </style:style>
    <style:style style:name="P15"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rsid="001f332f" officeooo:paragraph-rsid="002824df" style:font-size-asian="12pt" style:font-weight-asian="bold" style:font-size-complex="12pt" style:font-weight-complex="bold"/>
    </style:style>
    <style:style style:name="P16"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officeooo:paragraph-rsid="00ae41c6" fo:hyphenate="false" fo:hyphenation-remain-char-count="2" fo:hyphenation-push-char-count="2" loext:hyphenation-no-caps="false"/>
    </style:style>
    <style:style style:name="P17" style:family="paragraph" style:parent-style-name="Heading_20_2">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font-variant="normal" fo:text-transform="none" fo:color="#333333" loext:opacity="100%" style:font-name="Aspira Webfont" fo:font-size="12.75pt" fo:letter-spacing="normal" fo:language="en" fo:country="US" fo:font-style="normal" fo:font-weight="normal" officeooo:rsid="00197c82" officeooo:paragraph-rsid="00197c82"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18"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officeooo:paragraph-rsid="00197c82" fo:hyphenate="false" fo:hyphenation-remain-char-count="2" fo:hyphenation-push-char-count="2" loext:hyphenation-no-caps="false"/>
    </style:style>
    <style:style style:name="P19"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officeooo:paragraph-rsid="009d02c3" fo:hyphenate="false" fo:hyphenation-remain-char-count="2" fo:hyphenation-push-char-count="2" loext:hyphenation-no-caps="false"/>
    </style:style>
    <style:style style:name="P20"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rsid="00af7b00" officeooo:paragraph-rsid="00af7b00" style:font-size-asian="12pt" style:font-weight-asian="bold" style:font-size-complex="12pt" style:font-weight-complex="bold"/>
    </style:style>
    <style:style style:name="P21" style:family="paragraph" style:parent-style-name="Table_20_Contents">
      <style:paragraph-properties fo:margin-left="0in" fo:margin-right="0in" fo:margin-top="0in" fo:margin-bottom="0in" style:contextual-spacing="false" fo:line-height="143%" fo:text-align="start" style:justify-single-word="false" fo:text-indent="0in" style:auto-text-indent="false"/>
      <style:text-properties style:font-name="Aspira Webfont" fo:font-size="9pt" fo:font-weight="bold" loext:padding="0in" loext:border="none"/>
    </style:style>
    <style:style style:name="P22" style:family="paragraph" style:parent-style-name="Table_20_Contents">
      <style:paragraph-properties fo:margin-left="0in" fo:margin-right="0in" fo:margin-top="0in" fo:margin-bottom="0in" style:contextual-spacing="false" fo:line-height="143%" fo:text-align="start" style:justify-single-word="false" fo:text-indent="0in" style:auto-text-indent="false"/>
      <style:text-properties style:font-name="Aspira Webfont" fo:font-size="9pt"/>
    </style:style>
    <style:style style:name="P23" style:family="paragraph" style:parent-style-name="Table_20_Contents">
      <style:paragraph-properties fo:margin-top="0in" fo:margin-bottom="0in" style:contextual-spacing="false" fo:line-height="143%" fo:text-align="start" style:justify-single-word="false"/>
      <style:text-properties style:font-name="Aspira Webfont" fo:font-size="9pt"/>
    </style:style>
    <style:style style:name="P24"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officeooo:paragraph-rsid="0005ce12" fo:hyphenate="false" fo:hyphenation-remain-char-count="2" fo:hyphenation-push-char-count="2" loext:hyphenation-no-caps="false"/>
    </style:style>
    <style:style style:name="P25"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normal" officeooo:rsid="00197c82" officeooo:paragraph-rsid="0005ce12"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26" style:family="paragraph" style:parent-style-name="Text_20_bod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officeooo:rsid="0020ffcd" officeooo:paragraph-rsid="00197c82" style:letter-kerning="false" fo:background-color="#f2f2f2"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T1" style:family="text">
      <style:text-properties fo:color="#000000" loext:opacity="100%" style:font-name="Times New Roman" fo:font-size="12pt" fo:language="en" fo:country="US" fo:font-weight="bold" officeooo:rsid="0020ffcd" style:letter-kerning="false" fo:background-color="#f2f2f2" loext:char-shading-value="0" style:font-name-asian="Segoe UI" style:font-size-asian="12pt" style:language-asian="ja" style:country-asian="JP" style:font-weight-asian="normal" style:font-name-complex="Tahoma" style:font-size-complex="12pt" style:language-complex="ar" style:country-complex="SA" style:font-weight-complex="normal"/>
    </style:style>
    <style:style style:name="T2" style:family="text">
      <style:text-properties fo:color="#000000" loext:opacity="100%" style:font-name="Times New Roman" fo:font-size="12pt" fo:language="en" fo:country="US" fo:font-weight="bold" officeooo:rsid="009d02c3" style:letter-kerning="false" fo:background-color="#f2f2f2" loext:char-shading-value="0" style:font-name-asian="Segoe UI" style:font-size-asian="12pt" style:language-asian="ja" style:country-asian="JP" style:font-weight-asian="normal" style:font-name-complex="Tahoma" style:font-size-complex="12pt" style:language-complex="ar" style:country-complex="SA" style:font-weight-complex="normal"/>
    </style:style>
    <style:style style:name="T3" style:family="text">
      <style:text-properties fo:color="#555555" loext:opacity="100%" style:font-name="Open Sans"/>
    </style:style>
    <style:style style:name="T4" style:family="text">
      <style:text-properties fo:font-size="12pt" fo:language="en" fo:country="US" officeooo:rsid="00197c82"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T5" style:family="text">
      <style:text-properties fo:font-variant="normal" fo:text-transform="none" fo:color="#373a3c" loext:opacity="100%" style:font-name="apple-system" fo:font-size="12pt" fo:letter-spacing="normal" fo:font-style="normal" fo:font-weight="normal"/>
    </style:style>
    <style:style style:name="T6" style:family="text">
      <style:text-properties fo:font-variant="normal" fo:text-transform="none" fo:color="#373a3c" loext:opacity="100%" style:font-name="apple-system" fo:font-size="12pt" fo:letter-spacing="normal" fo:font-style="normal" fo:font-weight="normal" officeooo:rsid="00298b17"/>
    </style:style>
    <style:style style:name="T7" style:family="text">
      <style:text-properties fo:font-variant="normal" fo:text-transform="none" fo:color="#373a3c" loext:opacity="100%" style:font-name="apple-system" fo:font-size="12pt" fo:letter-spacing="normal" fo:language="en" fo:country="US" fo:font-style="normal" fo:font-weight="normal" style:letter-kerning="false" style:font-name-asian="Segoe UI" style:font-size-asian="12pt" style:language-asian="ja" style:country-asian="JP" style:font-weight-asian="bold" style:font-name-complex="Tahoma" style:font-size-complex="12pt" style:language-complex="ar" style:country-complex="SA" style:font-weight-complex="bold"/>
    </style:style>
    <style:style style:name="T8" style:family="text">
      <style:text-properties fo:font-variant="normal" fo:text-transform="none" fo:color="#373a3c" loext:opacity="100%" style:font-name="apple-system" fo:font-size="12pt" fo:letter-spacing="normal" fo:language="en" fo:country="US" fo:font-style="normal" fo:font-weight="normal" officeooo:rsid="002a4a50" style:letter-kerning="false" style:font-name-asian="Segoe UI" style:font-size-asian="12pt" style:language-asian="ja" style:country-asian="JP" style:font-weight-asian="bold" style:font-name-complex="Tahoma" style:font-size-complex="12pt" style:language-complex="ar" style:country-complex="SA" style:font-weight-complex="bold"/>
    </style:style>
    <style:style style:name="T9" style:family="text">
      <style:text-properties fo:font-variant="normal" fo:text-transform="none" fo:color="#373a3c" loext:opacity="100%" style:font-name="apple-system" fo:font-size="12pt" fo:letter-spacing="normal" fo:language="en" fo:country="US" fo:font-style="normal" fo:font-weight="normal" officeooo:rsid="009d02c3" style:letter-kerning="false" style:font-name-asian="Segoe UI" style:font-size-asian="12pt" style:language-asian="ja" style:country-asian="JP" style:font-weight-asian="bold" style:font-name-complex="Tahoma" style:font-size-complex="12pt" style:language-complex="ar" style:country-complex="SA" style:font-weight-complex="bold"/>
    </style:style>
    <style:style style:name="T10" style:family="text">
      <style:text-properties fo:font-variant="normal" fo:text-transform="none" fo:color="#373a3c" loext:opacity="100%" style:font-name="apple-system" fo:font-size="12pt" fo:letter-spacing="normal" fo:language="en" fo:country="US" fo:font-style="normal" fo:font-weight="normal" officeooo:rsid="00ae41c6" style:letter-kerning="false" style:font-name-asian="Segoe UI" style:font-size-asian="12pt" style:language-asian="ja" style:country-asian="JP" style:font-weight-asian="bold" style:font-name-complex="Tahoma" style:font-size-complex="12pt" style:language-complex="ar" style:country-complex="SA" style:font-weight-complex="bold"/>
    </style:style>
    <style:style style:name="T11" style:family="text">
      <style:text-properties fo:font-variant="normal" fo:text-transform="none" fo:color="#373a3c" loext:opacity="100%" style:text-position="super 58%" style:font-name="apple-system" fo:font-size="12pt" fo:letter-spacing="normal" fo:language="en" fo:country="US" fo:font-style="normal" fo:font-weight="normal" officeooo:rsid="002a4a50" style:letter-kerning="false" style:font-name-asian="Segoe UI" style:font-size-asian="12pt" style:language-asian="ja" style:country-asian="JP" style:font-weight-asian="bold" style:font-name-complex="Tahoma" style:font-size-complex="12pt" style:language-complex="ar" style:country-complex="SA" style:font-weight-complex="bold"/>
    </style:style>
    <style:style style:name="T12" style:family="text">
      <style:text-properties officeooo:rsid="002824df"/>
    </style:style>
    <style:style style:name="T13" style:family="text">
      <style:text-properties officeooo:rsid="002c70ae"/>
    </style:style>
    <style:style style:name="T14" style:family="text">
      <style:text-properties officeooo:rsid="0028b337"/>
    </style:style>
    <style:style style:name="T15" style:family="text">
      <style:text-properties officeooo:rsid="009d02c3"/>
    </style:style>
    <style:style style:name="T16" style:family="text">
      <style:text-properties officeooo:rsid="00af7b00"/>
    </style:style>
    <style:style style:name="T17" style:family="text">
      <style:text-properties style:font-name="Aspira Webfont" fo:font-size="9pt" fo:font-weight="bold" style:font-name-asian="Aspira Webfont" style:font-size-asian="9pt" style:font-weight-asian="bold" style:font-name-complex="Aspira Webfont" style:font-size-complex="9pt"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2" text:outline-level="2"/>
      <text:p text:style-name="P8"><text:span text:style-name="T4">Learning </text:span><text:span text:style-name="T3">Discussion</text:span></text:p>
      <text:p text:style-name="P11"><text:bookmark text:name="yui_3_17_2_1_1631385432160_42"/><text:span text:style-name="T5"><text:s text:c="58"/></text:span><text:span text:style-name="T6">Tokyo Sarin Scars</text:span></text:p>
      <text:p text:style-name="P9"/>
      <text:p text:style-name="P10"><text:s/>Benjamin H. Miller, Ethical Hacker and in pursuit of Bachelor Of Science CS</text:p>
      <text:p text:style-name="P10">Harvard X and University Of The People</text:p>
      <text:p text:style-name="P6"/>
      <text:p text:style-name="P13"/>
      <text:p text:style-name="P13"/>
      <text:p text:style-name="P13"/>
      <text:p text:style-name="P13"/>
      <text:p text:style-name="P13"/>
      <text:p text:style-name="P13"/>
      <text:p text:style-name="P24"><text:soft-page-break/><text:span text:style-name="T7">What was the verdict of the judge: Were the terms ‘terrorist’ and ‘terrorism’ used with regard to the perpetrator and the incident?</text:span></text:p>
      <text:p text:style-name="P16"><text:span text:style-name="T7"><text:s text:c="3"/></text:span><text:span text:style-name="T8">Asahara followers really believed he could levitate and he was all knowing ominscent being. He made a cult in some sense. Brain washed even the Dalai Lama into thinking he is good. He built a utopia a heaven on earth. Hindrance of ALMS involvement in the sarin attack. Zealots get a tip off about the police. On March 20</text:span><text:span text:style-name="T11">th</text:span><text:span text:style-name="T8"> 1995 rush hour. Five members caring a sharp umbrella newspaper wrapped sarin bags five different subway trains in the general proximity. These bags release a colorless liquid. When it comes in contact with the air sarin. 13 Died more than six thousand were injured some where blinded. I think innovations should be put on subways encase mirror attacks that can counteract the chemical compounds how there is a sprinkle system press a button puts in compounds that counteract the sarin in the atmosphere and ecosystem of the locomotive. It was used to fear Tokyo shocked scatters they got the publicity of the group to the world tabloids is exactly what they aimed for. To be remembered in history that's problem is we put to much press into terror that some people just do it so there name is jolted down in the sands of time. </text:span><text:span text:style-name="T9">Japans centralized government decided to execute the cult leader in 2004. It was still foreknown that copycat attacks would happen. It was considered one most deadly attacks in Tokyo to this date. <text:s/>Victims of the sarin gas in central Tokyo transported to St. Luke’s International. </text:span><text:span text:style-name="T10">The deceased Asahara made it known the gruesome crimes of 1995 subway other smaller sarin attacks previous years probably countless other lesser known attacks. VX </text:span></text:p>
      <text:p text:style-name="P16"><text:soft-page-break/><text:span text:style-name="T10">Chemical VX is his weapon of choice to spread terror on the citizens of Tokyo who live densely populated in the area. In city like Tokyo <text:s/>you live in hefty compacted populations so gas tactics is the smartest way to kill hefty amount of people. People are often more subtle for crimes. One person matters less in a city like Tokyo only the strong survive. So basically if your guitarist you will be depressed because lots of other people in the world in that region same skill they have a higher suicide rate because of the competition. People with disorders often kill themselves in japan in the year long schooling system. </text:span></text:p>
      <text:p text:style-name="P25"/>
      <text:p text:style-name="P25"/>
      <text:p text:style-name="P25"/>
      <text:p text:style-name="P25"/>
      <text:p text:style-name="P25"/>
      <text:p text:style-name="P25">Do you think this incident should be labeled terrorism, when looking at the Academic Consensus Definition of terrorism by Alex Schmid? Write down which elements of the Academic Consensus Definition you think are most relevant and which ones do not correspond to your chosen event at all.</text:p>
      <text:p text:style-name="P12"/>
      <text:p text:style-name="P26">Do you think this incident should be labeled terrorism, when looking at the Academic Consensus Definition of terrorism by Alex Schmid? Write down which elements of the Academic Consensus Definition you think are most relevant and which ones do not correspond to your chosen event at all.</text:p>
      <text:p text:style-name="P18"><text:span text:style-name="T1">“The physical violence or threat thereof employed by terrorist actors involves single-phase acts of </text:span><text:soft-page-break/><text:span text:style-name="T1">lethal violence (such as bombings and armed assaults), dual- phased life-threatening incidents (like kidnapping, hijacking and other forms of hostage-taking for coercive bargaining) as well as multi-phased sequences of actions (such as in ‘disappearances’ involving kidnapping, secret detention, torture and murder). “ <text:s/></text:span><text:span text:style-name="T2">(Schmid, Alex) 158 </text:span>May 2012 </text:p>
      <text:p text:style-name="P19"><text:span text:style-name="T15">It was a lethal gas injection into subway ventilation system and the air density was enough to spread get more than people in a close proximity. <text:s/></text:span></text:p>
      <text:p text:style-name="P19"/>
      <text:h text:style-name="P17" text:outline-level="2">APA</text:h>
      <table:table table:name="Table1" table:style-name="Table1">
        <table:table-column table:style-name="Table1.A"/>
        <table:table-column table:style-name="Table1.B"/>
        <table:table-row table:style-name="TableLine2448640537008">
          <table:table-cell table:style-name="Table1.A1" office:value-type="string">
            <text:p text:style-name="P21">Article title</text:p>
          </table:table-cell>
          <table:table-cell table:style-name="Table1.A1" office:value-type="string">
            <text:p text:style-name="P22">Japan Executes Cult Leader Responsible For 1995 Sarin Gas Attack On Tokyo Subway</text:p>
          </table:table-cell>
        </table:table-row>
        <table:table-row table:style-name="TableLine2448640537008">
          <table:table-cell table:style-name="Table1.A1" office:value-type="string">
            <text:p text:style-name="P21">URL</text:p>
          </table:table-cell>
          <table:table-cell table:style-name="Table1.A1" office:value-type="string">
            <text:p text:style-name="P22">https://www.npr.org/2018/07/06/626434965/japan-executes-cult-leader-responsible-for-1995-sarin-gas-attack-on-tokyo-subway</text:p>
          </table:table-cell>
        </table:table-row>
        <table:table-row table:style-name="TableLine2448640537008">
          <table:table-cell table:style-name="Table1.A1" office:value-type="string">
            <text:p text:style-name="P21">Website title</text:p>
          </table:table-cell>
          <table:table-cell table:style-name="Table1.A1" office:value-type="string">
            <text:p text:style-name="P22">NPR</text:p>
          </table:table-cell>
        </table:table-row>
        <table:table-row table:style-name="TableLine2448640537008">
          <table:table-cell table:style-name="Table1.A1" office:value-type="string">
            <text:p text:style-name="P21">Date accessed</text:p>
          </table:table-cell>
          <table:table-cell table:style-name="Table1.A1" office:value-type="string">
            <text:p text:style-name="P22">April 10, 2022</text:p>
          </table:table-cell>
        </table:table-row>
        <table:table-row table:style-name="TableLine2448640537008">
          <table:table-cell table:style-name="Table1.A1" office:value-type="string">
            <text:p text:style-name="P21">Date published</text:p>
          </table:table-cell>
          <table:table-cell table:style-name="Table1.A1" office:value-type="string">
            <text:p text:style-name="P23">July 06, 2018</text:p>
          </table:table-cell>
        </table:table-row>
      </table:table>
      <text:p text:style-name="P3"/>
      <text:p text:style-name="P4"/>
      <table:table table:name="Table2" table:style-name="Table2">
        <table:table-column table:style-name="Table2.A" table:number-columns-repeated="3"/>
        <table:table-row table:style-name="Table2.1">
          <table:table-cell table:style-name="Table2.A1" office:value-type="string">
            <text:p text:style-name="P14">Words</text:p>
          </table:table-cell>
          <table:table-cell table:style-name="Table2.A1" office:value-type="string">
            <text:p text:style-name="P14">0</text:p>
          </table:table-cell>
          <table:table-cell table:style-name="Table2.A1" office:value-type="string">
            <text:p text:style-name="P20">625</text:p>
          </table:table-cell>
        </table:table-row>
        <table:table-row table:style-name="Table2.1">
          <table:table-cell table:style-name="Table2.A1" office:value-type="string">
            <text:p text:style-name="P14">Characters including </text:p>
            <text:p text:style-name="P14">Spaces</text:p>
          </table:table-cell>
          <table:table-cell table:style-name="Table2.A1" office:value-type="string">
            <text:p text:style-name="P14">0</text:p>
          </table:table-cell>
          <table:table-cell table:style-name="Table2.A1" office:value-type="string">
            <text:p text:style-name="P15"><text:span text:style-name="T12">3</text:span>,<text:span text:style-name="T16">798</text:span></text:p>
          </table:table-cell>
        </table:table-row>
        <table:table-row table:style-name="Table2.1">
          <table:table-cell table:style-name="Table2.A1" office:value-type="string">
            <text:p text:style-name="P14">Character excluding <text:s/></text:p>
          </table:table-cell>
          <table:table-cell table:style-name="Table2.A1" office:value-type="string">
            <text:p text:style-name="P14">0</text:p>
          </table:table-cell>
          <table:table-cell table:style-name="Table2.A1" office:value-type="string">
            <text:p text:style-name="P15"><text:span text:style-name="T16">3</text:span>,<text:span text:style-name="T16">121</text:span></text:p>
          </table:table-cell>
        </table:table-row>
      </table:table>
      <text:p text:style-name="P7"/>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spira Webfont" svg:font-family="'Aspira Webfont', Aspira, Helvetica, Arimo, 'Liberation Sans', Arial, sans-serif"/>
    <style:font-face style:name="Georgia" svg:font-family="Georgia, serif"/>
    <style:font-face style:name="Helvetica" svg:font-family="Helvetica, Arial, sans-serif"/>
    <style:font-face style:name="Open Sans" svg:font-family="'Open Sans',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open sans" svg:font-family="'open sans',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 style:family="paragraph" style:parent-style-name="Standard" style:default-outline-level="">
      <style:paragraph-properties fo:margin-left="0.5in" fo:margin-right="0in" fo:text-indent="-0.5in" style:auto-text-indent="false"/>
    </style:style>
    <style:style style:name="Title" style:family="paragraph" style:parent-style-name="Standard" style:default-outline-level="" style:class="chapter">
      <style:paragraph-properties fo:margin-left="0in" fo:margin-right="0in" fo:margin-top="1.6665in" fo:margin-bottom="0in" style:contextual-spacing="true" fo:text-align="center" style:justify-single-word="false" fo:text-indent="0in" style:auto-text-indent="false"/>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Table_20_Contents" style:display-name="Table Contents" style:family="paragraph" style:parent-style-name="Standard" style:default-outline-level="" style:class="extra">
      <style:paragraph-properties fo:margin-left="0in" fo:margin-right="0in" fo:orphans="0" fo:widows="0" fo:text-indent="0.5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3T12:05:36.706000000</meta:creation-date>
    <dc:date>2022-04-10T15:00:53.114000000</dc:date>
    <meta:editing-duration>PT1H34M4S</meta:editing-duration>
    <meta:editing-cycles>18</meta:editing-cycles>
    <meta:generator>LibreOffice/7.0.5.2$Windows_X86_64 LibreOffice_project/64390860c6cd0aca4beafafcfd84613dd9dfb63a</meta:generator>
    <meta:document-statistic meta:table-count="2" meta:image-count="0" meta:object-count="0" meta:page-count="4" meta:paragraph-count="32" meta:word-count="656" meta:character-count="4088" meta:non-whitespace-character-count="3391"/>
  </office:meta>
</office:document-meta>
</file>